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2523997403386632315" text:style-name="L1">
        <text:list-item>
          <text:p text:style-name="P3">Emilio Russo – un anno sull'alto piano.</text:p>
        </text:list-item>
        <text:list-item>
          <text:p text:style-name="P3"/>
        </text:list-item>
      </text:list>
      <text:p text:style-name="Standard"/>
      <text:p text:style-name="P4">Ingresso in Guerra dell'Italia: </text:p>
      <text:p text:style-name="P1">L'Italia nel 1914 era ancora legata alla <text:span text:style-name="T1">Triplice Alleanza (Germania, Italia, Austria)</text:span> stipulata nel <text:span text:style-name="T1">1882</text:span>. Tale alleanza però era solo <text:span text:style-name="T3">di carattere difensivo</text:span>. Dato che era stata l'Austria a dichiarare Guerra alla Serbia, <text:span text:style-name="T3">L'italia non ebbe l'obbligo di entrare in guerra a fianco della Germania e dell'Austria.</text:span></text:p>
      <text:p text:style-name="P6">Per questo motivo l'Italia non entrò subito in Guerra.</text:p>
      <text:p text:style-name="P6">L'talia si divideva tra <text:span text:style-name="T1">interventisti </text:span>e <text:span text:style-name="T1">neutralisti. </text:span></text:p>
      <text:p text:style-name="P6">I neutralisti erano formati soprattutto da i socialisti minimalisti, i liberali guidati da Giolitti e da una buona parte del Governo.</text:p>
      <text:p text:style-name="P6">Gli <text:span text:style-name="T1">interventisti</text:span> erano in minoranza, ma riuscirono a fomentare le piazze e diedeero vita a episodi come le "radiose giornate".</text:p>
      <text:p text:style-name="P6"/>
      <text:p text:style-name="Standard"/>
      <text:p text:style-name="Standard"/>
      <text:p text:style-name="Standard"/>
      <text:p text:style-name="Standard">La guerra di trincea non ha visto nessun esito significativo per 3 anni.</text:p>
      <text:p text:style-name="Standard">Ciononostante è stata una <text:span text:style-name="T1">guerra molto violenta</text:span> in cui sono morti circa 10 milioni di soldati.</text:p>
      <text:p text:style-name="Standard">Ci furono per la prima volta gli aerei, che però ancora non bombardarono</text:p>
      <text:p text:style-name="Standard">i carri armati.</text:p>
      <text:p text:style-name="Standard">E i sommergibili, specialmente tedeschi.</text:p>
      <text:p text:style-name="Standard"/>
      <text:p text:style-name="Standard">Il primo <text:span text:style-name="T1">generale italiano </text:span>è stato <text:span text:style-name="T1">Cadorna</text:span> che aveva la strategia della <text:span text:style-name="T1">spallata.</text:span></text:p>
      <text:p text:style-name="Standard"><text:span text:style-name="T1">L'obiettivo si doveva raggiungere solamente tramite l'attacco</text:span><text:span text:style-name="T2">.</text:span></text:p>
      <text:p text:style-name="P1"/>
      <text:p text:style-name="P1">Questa tattica <text:span text:style-name="T3">risultò inutile e totalmente fallimentare</text:span>, perciò<text:span text:style-name="T3"> i soldati cominciarono a ribellarsi e a disertare. </text:span></text:p>
      <text:p text:style-name="P1">Inoltre <text:span text:style-name="T3">tra i soldati delle due diverse trincee nascevano anche degli episodi di fratellanza</text:span>, visto che condividevano le stessa situazione critica, questi episodi ovviamente erano segretissimi. </text:p>
      <text:p text:style-name="P1"/>
      <text:p text:style-name="P1">Con l'avvento del nuovo generale <text:span text:style-name="T1">Armando Diaz</text:span> e con la sua nuova strategia le cose cambiarono.</text:p>
      <text:p text:style-name="P1"/>
      <text:p text:style-name="P2">Le ferite più grandi erano di carattere psicologico:</text:p>
      <text:p text:style-name="P1">L'attesa della battaglia</text:p>
      <text:p text:style-name="P1">Il suono delle esplosioni, dei proiettili.</text:p>
      <text:p text:style-name="P1">Infatti le persone soffrivano spesso di malattie mentali.</text:p>
      <text:p text:style-name="P1"/>
      <text:p text:style-name="P2">Il reinserimento delle persone nella società dopo la guerra è stato difficile per i soldati.</text:p>
      <text:p text:style-name="P1"/>
      <text:p text:style-name="Standard"><text:span text:style-name="T2">Gli </text:span><text:span text:style-name="T1">unici vincitori furono le industrie.</text:span></text:p>
      <text:p text:style-name="P1">Per esempio le industrie di macchine o di chimica.</text:p>
      <text:p text:style-name="P1"/>
      <text:p text:style-name="P1"/>
      <text:p text:style-name="P1">Nelle varie regioni di Italia si parlavano solo dialetti e quindi la maggioranza della gente non sapeva l'Italiano. </text:p>
      <text:p text:style-name="Standard"><text:span text:style-name="T4">Al fronte per la prima volta si trovarono fianco a fianco soldati di diverse regioni che hanno dovuto comunicare tramite un unica lingua</text:span><text:span text:style-name="T2">, quindi la Grande Guerra diede luogo a questa occasione positiva di imparare a comunicare tra regioni dive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5S</meta:editing-duration>
    <meta:editing-cycles>6</meta:editing-cycles>
    <meta:generator>OpenOffice/4.1.3$Win32 OpenOffice.org_project/413m1$Build-9783</meta:generator>
    <dc:date>2017-10-24T18:32:33.85</dc:date>
    <dc:creator>Cristian Borelli</dc:creator>
    <meta:document-statistic meta:table-count="0" meta:image-count="0" meta:object-count="0" meta:page-count="1" meta:paragraph-count="26" meta:word-count="357" meta:character-count="2309"/>
    <meta:user-defined meta:name="Info 1"/>
    <meta:user-defined meta:name="Info 2"/>
    <meta:user-defined meta:name="Info 3"/>
    <meta:user-defined meta:name="Info 4"/>
  </office:meta>
</office:document-meta>
</file>